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b31" officeooo:paragraph-rsid="00104b31"/>
    </style:style>
    <style:style style:name="P2" style:family="paragraph" style:parent-style-name="Standard">
      <style:text-properties officeooo:rsid="00120d84" officeooo:paragraph-rsid="00120d84"/>
    </style:style>
    <style:style style:name="T1" style:family="text">
      <style:text-properties officeooo:rsid="00120d84"/>
    </style:style>
    <style:style style:name="T2" style:family="text">
      <style:text-properties officeooo:rsid="001425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url meraki request <text:span text:style-name="T1">get organizatio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url -I -X GET --url 'https://api.meraki.com/api/v0/organizations' -H 'X-Cisco-Meraki-API-Key: 6bec40cf957de430a6f1f2baa056b99a4fac9ea0'</text:p>
      <text:p text:style-name="P1"/>
      <text:p text:style-name="P1"/>
      <text:p text:style-name="P2">*****should get a 302 redirect code for GET calls. <text:s text:c="3"/></text:p>
      <text:p text:style-name="P2">****should get either 307 or 308 redirect for non GET calls.</text:p>
      <text:p text:style-name="P2"/>
      <text:p text:style-name="P2">**** I – option specifies only headers of response are displayed</text:p>
      <text:p text:style-name="P2"><text:s text:c="5"/></text:p>
      <text:p text:style-name="P2"/>
      <text:p text:style-name="P2"/>
      <text:p text:style-name="P2">Curl command to run after <text:s/>redirect</text:p>
      <text:p text:style-name="P2"/>
      <text:p text:style-name="P2">curl -X GET \</text:p>
      <text:p text:style-name="P2">--url 'https://n392.meraki.com/api/v0/organizations' /<text:span text:style-name="T2">networks’ </text:span>\</text:p>
      <text:p text:style-name="P2">-H 'X-Cisco-Meraki-API-Key: 6bec40cf957de430a6f1f2baa056b99a4fac9ea0' \</text:p>
      <text:p text:style-name="P2">-H 'Accept: application/json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0:08:11.743494739</meta:creation-date>
    <dc:date>2022-05-29T21:19:43.517816040</dc:date>
    <meta:editing-duration>PT7H9M50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11" meta:word-count="67" meta:character-count="568" meta:non-whitespace-character-count="502"/>
  </office:meta>
</office:document-meta>
</file>